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459712629991" calcext:value-type="float">
            <text:p>99,75</text:p>
          </table:table-cell>
          <table:table-cell table:style-name="ce3" table:formula="of:=([.F2]/12597)*100" office:value-type="float" office:value="0.254028737000873" calcext:value-type="float">
            <text:p>0,25</text:p>
          </table:table-cell>
          <table:table-cell office:value-type="float" office:value="8394" calcext:value-type="float">
            <text:p>8394</text:p>
          </table:table-cell>
          <table:table-cell table:style-name="ce4" table:formula="of:=[.E18]+[.H18]" office:value-type="float" office:value="12565" calcext:value-type="float">
            <text:p>12565</text:p>
          </table:table-cell>
          <table:table-cell table:formula="of:=12597-[.E2]" office:value-type="float" office:value="32" calcext:value-type="float">
            <text:p>32</text:p>
          </table:table-cell>
          <table:table-cell office:value-type="float" office:value="225.242218971" calcext:value-type="float">
            <text:p>225,242218971</text:p>
          </table:table-cell>
          <table:table-cell office:value-type="float" office:value="17.4776043892" calcext:value-type="float">
            <text:p>17,477604389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8381" calcext:value-type="float">
            <text:p>8381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164.016793966" calcext:value-type="float">
            <text:p>164,016793966</text:p>
          </table:table-cell>
          <table:table-cell office:value-type="float" office:value="17.5644376278" calcext:value-type="float">
            <text:p>17,564437627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 office:value-type="float" office:value="8255" calcext:value-type="float">
            <text:p>8255</text:p>
          </table:table-cell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358.784762859" calcext:value-type="float">
            <text:p>358,784762859</text:p>
          </table:table-cell>
          <table:table-cell office:value-type="float" office:value="17.1691000462" calcext:value-type="float">
            <text:p>17,16910004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300944669366" calcext:value-type="float">
            <text:p>99,73</text:p>
          </table:table-cell>
          <table:table-cell table:style-name="ce3" table:formula="of:=([.F5]/12597)*100" office:value-type="float" office:value="0.269905533063428" calcext:value-type="float">
            <text:p>0,27</text:p>
          </table:table-cell>
          <table:table-cell office:value-type="float" office:value="8406" calcext:value-type="float">
            <text:p>8406</text:p>
          </table:table-cell>
          <table:table-cell table:style-name="ce4" table:formula="of:=[.E21]+[.H21]" office:value-type="float" office:value="12563" calcext:value-type="float">
            <text:p>12563</text:p>
          </table:table-cell>
          <table:table-cell table:formula="of:=12597-[.E5]" office:value-type="float" office:value="34" calcext:value-type="float">
            <text:p>34</text:p>
          </table:table-cell>
          <table:table-cell office:value-type="float" office:value="265.589886189" calcext:value-type="float">
            <text:p>265,589886189</text:p>
          </table:table-cell>
          <table:table-cell office:value-type="float" office:value="17.5079770088" calcext:value-type="float">
            <text:p>17,507977008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030800984361" calcext:value-type="float">
            <text:p>99,60</text:p>
          </table:table-cell>
          <table:table-cell table:style-name="ce3" table:formula="of:=([.F6]/12597)*100" office:value-type="float" office:value="0.396919901563864" calcext:value-type="float">
            <text:p>0,40</text:p>
          </table:table-cell>
          <table:table-cell office:value-type="float" office:value="8186" calcext:value-type="float">
            <text:p>8186</text:p>
          </table:table-cell>
          <table:table-cell table:style-name="ce4" table:formula="of:=[.E22]+[.H22]" office:value-type="float" office:value="12547" calcext:value-type="float">
            <text:p>12547</text:p>
          </table:table-cell>
          <table:table-cell table:formula="of:=12597-[.E6]" office:value-type="float" office:value="50" calcext:value-type="float">
            <text:p>50</text:p>
          </table:table-cell>
          <table:table-cell office:value-type="float" office:value="198.912553072" calcext:value-type="float">
            <text:p>198,912553072</text:p>
          </table:table-cell>
          <table:table-cell office:value-type="float" office:value="17.2337040901" calcext:value-type="float">
            <text:p>17,233704090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69786457093" calcext:value-type="float">
            <text:p>99,77</text:p>
          </table:table-cell>
          <table:table-cell table:style-name="ce3" table:formula="of:=([.F7]/12597)*100" office:value-type="float" office:value="0.230213542907041" calcext:value-type="float">
            <text:p>0,23</text:p>
          </table:table-cell>
          <table:table-cell office:value-type="float" office:value="8397" calcext:value-type="float">
            <text:p>8397</text:p>
          </table:table-cell>
          <table:table-cell table:style-name="ce4" table:formula="of:=[.E23]+[.H23]" office:value-type="float" office:value="12568" calcext:value-type="float">
            <text:p>12568</text:p>
          </table:table-cell>
          <table:table-cell table:formula="of:=12597-[.E7]" office:value-type="float" office:value="29" calcext:value-type="float">
            <text:p>29</text:p>
          </table:table-cell>
          <table:table-cell office:value-type="float" office:value="279.679564953" calcext:value-type="float">
            <text:p>279,679564953</text:p>
          </table:table-cell>
          <table:table-cell office:value-type="float" office:value="17.4786920547" calcext:value-type="float">
            <text:p>17,478692054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8015400492181" calcext:value-type="float">
            <text:p>99,80</text:p>
          </table:table-cell>
          <table:table-cell table:style-name="ce3" table:formula="of:=([.F8]/12597)*100" office:value-type="float" office:value="0.198459950781932" calcext:value-type="float">
            <text:p>0,20</text:p>
          </table:table-cell>
          <table:table-cell office:value-type="float" office:value="8323" calcext:value-type="float">
            <text:p>8323</text:p>
          </table:table-cell>
          <table:table-cell table:style-name="ce4" table:formula="of:=[.E24]+[.H24]" office:value-type="float" office:value="12572" calcext:value-type="float">
            <text:p>12572</text:p>
          </table:table-cell>
          <table:table-cell table:formula="of:=12597-[.E8]" office:value-type="float" office:value="25" calcext:value-type="float">
            <text:p>25</text:p>
          </table:table-cell>
          <table:table-cell office:value-type="float" office:value="283.111919165" calcext:value-type="float">
            <text:p>283,111919165</text:p>
          </table:table-cell>
          <table:table-cell office:value-type="float" office:value="17.4065358639" calcext:value-type="float">
            <text:p>17,406535863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745256807176" calcext:value-type="float">
            <text:p>99,67</text:p>
          </table:table-cell>
          <table:table-cell table:style-name="ce3" table:formula="of:=([.F9]/12597)*100" office:value-type="float" office:value="0.325474319282369" calcext:value-type="float">
            <text:p>0,33</text:p>
          </table:table-cell>
          <table:table-cell office:value-type="float" office:value="8274" calcext:value-type="float">
            <text:p>8274</text:p>
          </table:table-cell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132.192335129" calcext:value-type="float">
            <text:p>132,192335129</text:p>
          </table:table-cell>
          <table:table-cell office:value-type="float" office:value="17.2626521587" calcext:value-type="float">
            <text:p>17,262652158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 office:value-type="float" office:value="8342" calcext:value-type="float">
            <text:p>8342</text:p>
          </table:table-cell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281.703150988" calcext:value-type="float">
            <text:p>281,703150988</text:p>
          </table:table-cell>
          <table:table-cell office:value-type="float" office:value="17.618241787" calcext:value-type="float">
            <text:p>17,61824178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380328649679" calcext:value-type="float">
            <text:p>99,74</text:p>
          </table:table-cell>
          <table:table-cell table:style-name="ce3" table:formula="of:=([.F11]/12597)*100" office:value-type="float" office:value="0.26196713503215" calcext:value-type="float">
            <text:p>0,26</text:p>
          </table:table-cell>
          <table:table-cell office:value-type="float" office:value="7984" calcext:value-type="float">
            <text:p>7984</text:p>
          </table:table-cell>
          <table:table-cell table:style-name="ce4" table:formula="of:=[.E27]+[.H27]" office:value-type="float" office:value="12564" calcext:value-type="float">
            <text:p>12564</text:p>
          </table:table-cell>
          <table:table-cell table:formula="of:=12597-[.E11]" office:value-type="float" office:value="33" calcext:value-type="float">
            <text:p>33</text:p>
          </table:table-cell>
          <table:table-cell office:value-type="float" office:value="172.083729029" calcext:value-type="float">
            <text:p>172,083729029</text:p>
          </table:table-cell>
          <table:table-cell office:value-type="float" office:value="16.672837019" calcext:value-type="float">
            <text:p>16,67283701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38977534334" calcext:value-type="float">
            <text:p>99,7038977534</text:p>
          </table:table-cell>
          <table:table-cell table:formula="of:=AVERAGE([.C2:.C11])" office:value-type="float" office:value="0.296102246566643" calcext:value-type="float">
            <text:p>0,2961022466</text:p>
          </table:table-cell>
          <table:table-cell table:formula="of:=SUM([.D2:.D11])/10" office:value-type="float" office:value="8294.2" calcext:value-type="float">
            <text:p>8294,2</text:p>
          </table:table-cell>
          <table:table-cell table:formula="of:=AVERAGE([.E2:.E11])" office:value-type="float" office:value="12559.7" calcext:value-type="float">
            <text:p>12559,7</text:p>
          </table:table-cell>
          <table:table-cell table:formula="of:=AVERAGE([.F2:.F11])" office:value-type="float" office:value="37.3" calcext:value-type="float">
            <text:p>37,3</text:p>
          </table:table-cell>
          <table:table-cell table:formula="of:=SUM([.G2:.G11])/10" office:value-type="float" office:value="236.1316914321" calcext:value-type="float">
            <text:p>236,1316914321</text:p>
          </table:table-cell>
          <table:table-cell table:formula="of:=SUM([.H2:.H11])/10" office:value-type="float" office:value="17.33917820454" calcext:value-type="float">
            <text:p>17,339178204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8426609510201" calcext:value-type="float">
            <text:p>0,658426609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6" calcext:value-type="float">
            <text:p>5844,6</text:p>
          </table:table-cell>
          <table:table-cell table:formula="of:=AVERAGE([.G18:.G27])" office:value-type="float" office:value="18.1" calcext:value-type="float">
            <text:p>18,1</text:p>
          </table:table-cell>
          <table:table-cell/>
          <table:table-cell office:value-type="float" office:value="5826" calcext:value-type="float">
            <text:p>58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39" calcext:value-type="float">
            <text:p>67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12597-SUM([.E19:.G19])" office:value-type="float" office:value="6654" calcext:value-type="float">
            <text:p>665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6" calcext:value-type="float">
            <text:p>59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642" calcext:value-type="float">
            <text:p>664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6" calcext:value-type="float">
            <text:p>5844,6</text:p>
          </table:table-cell>
          <table:table-cell table:number-columns-repeated="2"/>
          <table:table-cell office:value-type="float" office:value="5762" calcext:value-type="float">
            <text:p>576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801" calcext:value-type="float">
            <text:p>68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670" calcext:value-type="float">
            <text:p>667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1" calcext:value-type="float">
            <text:p>18,1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92" calcext:value-type="float">
            <text:p>679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908" calcext:value-type="float">
            <text:p>590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12597-SUM([.E24:.G24])" office:value-type="float" office:value="6664" calcext:value-type="float">
            <text:p>666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756" calcext:value-type="float">
            <text:p>675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2597-SUM([.E26:.G26])" office:value-type="float" office:value="6757" calcext:value-type="float">
            <text:p>675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8" calcext:value-type="float">
            <text:p>588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676" calcext:value-type="float">
            <text:p>667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38977534334" calcext:value-type="float">
            <text:p>0,9970389775</text:p>
          </table:table-cell>
          <table:table-cell table:number-columns-repeated="2"/>
          <table:table-cell table:formula="of:=SUM([.E18:.E27])/10" office:value-type="float" office:value="5844.6" calcext:value-type="float">
            <text:p>5844,6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8.1" calcext:value-type="float">
            <text:p>18,1</text:p>
          </table:table-cell>
          <table:table-cell table:formula="of:=SUM([.H18:.H27])/10" office:value-type="float" office:value="6715.1" calcext:value-type="float">
            <text:p>6715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6102246566643" calcext:value-type="float">
            <text:p>0,0029610225</text:p>
          </table:table-cell>
          <table:table-cell table:number-columns-repeated="2"/>
          <table:table-cell table:formula="of:=SUM([.E18:.E27])" office:value-type="float" office:value="58446" calcext:value-type="float">
            <text:p>58446</text:p>
          </table:table-cell>
          <table:table-cell table:formula="of:=SUM([.F18:.F27])" office:value-type="float" office:value="192" calcext:value-type="float">
            <text:p>192</text:p>
          </table:table-cell>
          <table:table-cell table:formula="of:=SUM([.G18:.G27])" office:value-type="float" office:value="181" calcext:value-type="float">
            <text:p>181</text:p>
          </table:table-cell>
          <table:table-cell table:formula="of:=SUM([.H18:.H27])" office:value-type="float" office:value="67151" calcext:value-type="float">
            <text:p>6715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12685281525" calcext:value-type="float">
            <text:p>0,9969126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3:32.9605717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7S</meta:editing-duration>
    <meta:editing-cycles>7</meta:editing-cycles>
    <meta:generator>LibreOffice/5.1.6.2$Linux_X86_64 LibreOffice_project/10m0$Build-2</meta:generator>
    <dc:date>2018-01-23T23:03:43.844921190</dc:date>
    <meta:document-statistic meta:table-count="1" meta:cell-count="181" meta:object-count="0"/>
  </office:meta>
</office:document-meta>
</file>